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solid" draw:fill-color="#22a7f0" draw:textarea-horizontal-align="justify" draw:textarea-vertical-align="middle" draw:auto-grow-height="false" fo:min-height="0.266cm" fo:min-width="0.016cm" fo:padding-top="0.15cm" fo:padding-bottom="0.15cm" fo:padding-left="0.275cm" fo:padding-right="0.275cm" draw:shadow-offset-x="0cm" draw:shadow-offset-y="0cm"/>
    </style:style>
    <style:style style:name="gr2" style:family="graphic" style:parent-style-name="objectwithoutfill">
      <style:graphic-properties svg:stroke-color="#26a65b" draw:marker-end="Arrow" draw:marker-end-width="0.3cm" draw:marker-end-center="true" draw:stroke-linejoin="none" draw:fill="none" draw:textarea-vertical-align="middle"/>
    </style:style>
    <style:style style:name="gr3" style:family="graphic" style:parent-style-name="objectwithoutfill">
      <style:graphic-properties svg:stroke-color="#26a65b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1.695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style:text-position="0% 100%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cm" svg:height="0.8cm" svg:x="10.701cm" svg:y="15.15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cm" svg:height="0.8cm" svg:x="13.702cm" svg:y="7.652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cm" svg:height="0.8cm" svg:x="7.701cm" svg:y="10.55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cm" svg:height="0.8cm" svg:x="7.702cm" svg:y="13.55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cm" svg:height="0.8cm" svg:x="13.702cm" svg:y="10.552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cm" svg:height="0.8cm" svg:x="13.703cm" svg:y="13.553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cm" svg:height="0.8cm" svg:x="10.701cm" svg:y="9.15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cm" svg:height="0.8cm" svg:x="10.702cm" svg:y="12.15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cm" svg:height="0.8cm" svg:x="16.702cm" svg:y="10.552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4cm" svg:y1="10.5cm" svg:x2="7.7cm" svg:y2="8.2cm">
          <text:p/>
        </draw:line>
        <draw:custom-shape draw:style-name="gr1" draw:text-style-name="P2" xml:id="id3" draw:id="id3" draw:layer="layout" svg:width="0.8cm" svg:height="0.8cm" svg:x="4.801cm" svg:y="10.551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cm" svg:height="0.8cm" svg:x="7.702cm" svg:y="7.55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5cm" svg:y1="10.8cm" svg:x2="10.6cm" svg:y2="9.8cm">
          <text:p/>
        </draw:line>
        <draw:line draw:style-name="gr2" draw:text-style-name="P1" draw:layer="layout" svg:x1="5.6cm" svg:y1="10.9cm" svg:x2="7.6cm" svg:y2="10.9cm">
          <text:p/>
        </draw:line>
        <draw:line draw:style-name="gr2" draw:text-style-name="P1" draw:layer="layout" svg:x1="5.4cm" svg:y1="11.4cm" svg:x2="7.6cm" svg:y2="13.6cm">
          <text:p/>
        </draw:line>
        <draw:line draw:style-name="gr2" draw:text-style-name="P1" draw:layer="layout" svg:x1="8.502cm" svg:y1="7.976cm" svg:x2="13.502cm" svg:y2="7.976cm">
          <text:p/>
        </draw:line>
        <draw:line draw:style-name="gr2" draw:text-style-name="P1" draw:layer="layout" svg:x1="14.5cm" svg:y1="8.1cm" svg:x2="16.8cm" svg:y2="10.5cm">
          <text:p/>
        </draw:line>
        <draw:line draw:style-name="gr2" draw:text-style-name="P1" draw:layer="layout" svg:x1="14.5cm" svg:y1="10.99cm" svg:x2="16.6cm" svg:y2="10.99cm">
          <text:p/>
        </draw:line>
        <draw:line draw:style-name="gr2" draw:text-style-name="P1" draw:layer="layout" svg:x1="8.515cm" svg:y1="10.976cm" svg:x2="13.515cm" svg:y2="10.976cm">
          <text:p/>
        </draw:line>
        <draw:line draw:style-name="gr2" draw:text-style-name="P1" draw:layer="layout" svg:x1="8.515cm" svg:y1="13.976cm" svg:x2="13.515cm" svg:y2="13.976cm">
          <text:p/>
        </draw:line>
        <draw:line draw:style-name="gr2" draw:text-style-name="P1" draw:layer="layout" svg:x1="8.402cm" svg:y1="11.252cm" svg:x2="10.6cm" svg:y2="12.3cm">
          <text:p/>
        </draw:line>
        <draw:line draw:style-name="gr2" draw:text-style-name="P1" draw:layer="layout" svg:x1="11.504cm" svg:y1="12.7cm" svg:x2="13.604cm" svg:y2="13.7cm">
          <text:p/>
        </draw:line>
        <draw:line draw:style-name="gr2" draw:text-style-name="P1" draw:layer="layout" svg:x1="11.502cm" svg:y1="9.352cm" svg:x2="13.602cm" svg:y2="8.352cm">
          <text:p/>
        </draw:line>
        <draw:line draw:style-name="gr2" draw:text-style-name="P1" draw:layer="layout" svg:x1="14.48cm" svg:y1="13.721cm" svg:x2="16.78cm" svg:y2="11.421cm">
          <text:p/>
        </draw:line>
        <draw:connector draw:style-name="gr3" draw:text-style-name="P1" draw:layer="layout" draw:type="curve" svg:x1="11.501cm" svg:y1="15.551cm" svg:x2="17.102cm" svg:y2="11.352cm" draw:start-shape="id1" draw:start-glue-point="10" draw:end-shape="id2" draw:end-glue-point="8" svg:d="M11501 15551c3734 0 5601-1399 5601-4199" svg:viewBox="0 0 5602 4200">
          <text:p/>
        </draw:connector>
        <draw:connector draw:style-name="gr3" draw:text-style-name="P1" draw:layer="layout" draw:type="curve" svg:x1="5.201cm" svg:y1="11.351cm" svg:x2="10.701cm" svg:y2="15.551cm" draw:start-shape="id3" draw:start-glue-point="8" draw:end-shape="id1" draw:end-glue-point="6" svg:d="M5201 11351c0 2800 1833 4200 5500 4200" svg:viewBox="0 0 5501 4201">
          <text:p/>
        </draw:connector>
        <draw:frame draw:style-name="gr4" draw:text-style-name="P3" draw:layer="layout" svg:width="2.6cm" svg:height="1.234cm" svg:x="6.1cm" svg:y="6.7cm">
          <draw:text-box>
            <text:p text:style-name="P3"><text:span text:style-name="T2">d</text:span><text:span text:style-name="T3">2</text:span><text:span text:style-name="T2"> </text:span><text:span text:style-name="T4">→</text:span><text:span text:style-name="T2"> 3</text:span></text:p>
          </draw:text-box>
        </draw:frame>
        <draw:frame draw:style-name="gr5" draw:text-style-name="P3" draw:layer="layout" svg:width="5.7cm" svg:height="1.945cm" svg:x="3.6cm" svg:y="8.2cm">
          <draw:text-box>
            <text:p text:style-name="P3"><text:span text:style-name="T2">r</text:span><text:span text:style-name="T3">2,1</text:span><text:span text:style-name="T5">,r</text:span><text:span text:style-name="T3">2,2</text:span><text:span text:style-name="T5">,r</text:span><text:span text:style-name="T3">3,3</text:span><text:span text:style-name="T6"> →</text:span><text:span text:style-name="T5"> 2,2,2</text:span></text:p>
          </draw:text-box>
        </draw:frame>
        <draw:frame draw:style-name="gr6" draw:layer="layout" svg:width="0.1cm" svg:height="0.962cm" svg:x="5.2cm" svg:y="9.8cm">
          <draw:text-box>
            <text:p>0</text:p>
          </draw:text-box>
        </draw:frame>
        <draw:frame draw:style-name="gr4" draw:layer="layout" svg:width="2.2cm" svg:height="1.2cm" svg:x="3.5cm" svg:y="11.2cm">
          <draw:text-box>
            <text:p>0,0,0</text:p>
          </draw:text-box>
        </draw:frame>
        <draw:frame draw:style-name="gr7" draw:layer="layout" svg:width="0.8cm" svg:height="0.962cm" svg:x="7.7cm" svg:y="9.8cm">
          <draw:text-box>
            <text:p>3</text:p>
          </draw:text-box>
        </draw:frame>
        <draw:frame draw:style-name="gr4" draw:layer="layout" svg:width="2.6cm" svg:height="1.2cm" svg:x="7.2cm" svg:y="11.2cm">
          <draw:text-box>
            <text:p>3,1,1</text:p>
          </draw:text-box>
        </draw:frame>
        <draw:frame draw:style-name="gr7" draw:layer="layout" svg:width="0.7cm" svg:height="0.962cm" svg:x="7.7cm" svg:y="12.8cm">
          <draw:text-box>
            <text:p>1</text:p>
          </draw:text-box>
        </draw:frame>
        <draw:frame draw:style-name="gr8" draw:layer="layout" svg:width="2.2cm" svg:height="1.1cm" svg:x="7.2cm" svg:y="14.2cm">
          <draw:text-box>
            <text:p>1,0,1</text:p>
          </draw:text-box>
        </draw:frame>
        <draw:frame draw:style-name="gr8" draw:layer="layout" svg:width="2.1cm" svg:height="1.1cm" svg:x="10.2cm" svg:y="15.7cm">
          <draw:text-box>
            <text:p>1,2,2</text:p>
          </draw:text-box>
        </draw:frame>
        <draw:frame draw:style-name="gr9" draw:layer="layout" svg:width="0.853cm" svg:height="0.962cm" svg:x="10.7cm" svg:y="14.4cm">
          <draw:text-box>
            <text:p>3</text:p>
          </draw:text-box>
        </draw:frame>
        <draw:frame draw:style-name="gr10" draw:layer="layout" svg:width="1.1cm" svg:height="0.962cm" svg:x="13.7cm" svg:y="6.8cm">
          <draw:text-box>
            <text:p>2</text:p>
          </draw:text-box>
        </draw:frame>
        <draw:frame draw:style-name="gr7" draw:layer="layout" svg:width="2.5cm" svg:height="0.962cm" svg:x="13.2cm" svg:y="8.3cm">
          <draw:text-box>
            <text:p>3,2,0</text:p>
          </draw:text-box>
        </draw:frame>
        <draw:frame draw:style-name="gr7" draw:layer="layout" svg:width="0.8cm" svg:height="0.962cm" svg:x="10.7cm" svg:y="8.4cm">
          <draw:text-box>
            <text:p>1</text:p>
          </draw:text-box>
        </draw:frame>
        <draw:frame draw:style-name="gr7" draw:layer="layout" svg:width="0.8cm" svg:height="0.962cm" svg:x="16.7cm" svg:y="9.8cm">
          <draw:text-box>
            <text:p>0</text:p>
          </draw:text-box>
        </draw:frame>
        <draw:frame draw:style-name="gr11" draw:layer="layout" svg:width="1.3cm" svg:height="1cm" svg:x="13.7cm" svg:y="9.7cm">
          <draw:text-box>
            <text:p>1</text:p>
          </draw:text-box>
        </draw:frame>
        <draw:frame draw:style-name="gr4" draw:layer="layout" svg:width="1cm" svg:height="1.2cm" svg:x="13.7cm" svg:y="12.8cm">
          <draw:text-box>
            <text:p>3</text:p>
          </draw:text-box>
        </draw:frame>
        <draw:frame draw:style-name="gr11" draw:layer="layout" svg:width="0.9cm" svg:height="1cm" svg:x="10.7cm" svg:y="11.4cm">
          <draw:text-box>
            <text:p>2</text:p>
          </draw:text-box>
        </draw:frame>
        <draw:frame draw:style-name="gr8" draw:layer="layout" svg:width="2cm" svg:height="1.1cm" svg:x="10.2cm" svg:y="9.8cm">
          <draw:text-box>
            <text:p>2,2,2</text:p>
          </draw:text-box>
        </draw:frame>
        <draw:frame draw:style-name="gr7" draw:layer="layout" svg:width="2.6cm" svg:height="0.962cm" svg:x="10.2cm" svg:y="12.8cm">
          <draw:text-box>
            <text:p>4,0,1</text:p>
          </draw:text-box>
        </draw:frame>
        <draw:frame draw:style-name="gr4" draw:layer="layout" svg:width="2cm" svg:height="1.2cm" svg:x="13.1cm" svg:y="11.1cm">
          <draw:text-box>
            <text:p>1,1,0</text:p>
          </draw:text-box>
        </draw:frame>
        <draw:frame draw:style-name="gr4" draw:layer="layout" svg:width="2.3cm" svg:height="1.2cm" svg:x="13.2cm" svg:y="14.2cm">
          <draw:text-box>
            <text:p>2,2,3</text:p>
          </draw:text-box>
        </draw:frame>
        <draw:frame draw:style-name="gr8" draw:layer="layout" svg:width="2cm" svg:height="1.1cm" svg:x="17cm" svg:y="11.1cm">
          <draw:text-box>
            <text:p>0,0,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oardo Rosa</meta:initial-creator>
    <meta:creation-date>2015-05-13T15:51:57.515132397</meta:creation-date>
    <dc:date>2015-05-14T01:47:55.789554944</dc:date>
    <dc:creator>Edoardo Rosa</dc:creator>
    <meta:editing-duration>PT1M26S</meta:editing-duration>
    <meta:editing-cycles>2</meta:editing-cycles>
    <meta:generator>LibreOffice/4.3.7.2$Linux_X86_64 LibreOffice_project/430m0$Build-2</meta:generator>
    <meta:document-statistic meta:object-count="48"/>
  </office:meta>
</office:document-meta>
</file>